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system-ui, 'Apple Color Emoji', 'Segoe UI Emoj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ual Studio 2019:n työkuormat (work loads):</text:p>
      <text:p text:style-name="P2"/>
      <text:p text:style-name="P1">- ASP.NET and web development<text:line-break/>- .NET desktop development<text:line-break/>- .NET Core cross-platform develop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system-ui, 'Apple Color Emoji', 'Segoe UI Emoj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na S</meta:initial-creator>
    <meta:creation-date>2020-09-24T09:42:07.72</meta:creation-date>
    <meta:document-statistic meta:table-count="0" meta:image-count="0" meta:object-count="0" meta:page-count="1" meta:paragraph-count="2" meta:word-count="19" meta:character-count="140"/>
    <dc:date>2020-09-24T09:42:26.59</dc:date>
    <dc:creator>Sanna S</dc:creator>
    <meta:editing-duration>PT19S</meta:editing-duration>
    <meta:editing-cycles>1</meta:editing-cycles>
    <meta:generator>OpenOffice/4.1.2$Win32 OpenOffice.org_project/412m3$Build-9782</meta:generator>
  </office:meta>
</office:document-meta>
</file>